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9in"/>
    </style:style>
    <style:style style:name="co3" style:family="table-column">
      <style:table-column-properties fo:break-before="auto" style:column-width="1.6311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7437in"/>
    </style:style>
    <style:style style:name="co6" style:family="table-column">
      <style:table-column-properties fo:break-before="auto" style:column-width="1.6126in"/>
    </style:style>
    <style:style style:name="co7" style:family="table-column">
      <style:table-column-properties fo:break-before="auto" style:column-width="1.7626in"/>
    </style:style>
    <style:style style:name="co8" style:family="table-column">
      <style:table-column-properties fo:break-before="auto" style:column-width="1.95in"/>
    </style:style>
    <style:style style:name="co9" style:family="table-column">
      <style:table-column-properties fo:break-before="auto" style:column-width="2.1661in"/>
    </style:style>
    <style:style style:name="co10" style:family="table-column">
      <style:table-column-properties fo:break-before="auto" style:column-width="1.7535in"/>
    </style:style>
    <style:style style:name="co11" style:family="table-column">
      <style:table-column-properties fo:break-before="auto" style:column-width="1.2752in"/>
    </style:style>
    <style:style style:name="co12" style:family="table-column">
      <style:table-column-properties fo:break-before="auto" style:column-width="1.6598in"/>
    </style:style>
    <style:style style:name="co13" style:family="table-column">
      <style:table-column-properties fo:break-before="auto" style:column-width="1.6783in"/>
    </style:style>
    <style:style style:name="co14" style:family="table-column">
      <style:table-column-properties fo:break-before="auto" style:column-width="1.5563in"/>
    </style:style>
    <style:style style:name="co15" style:family="table-column">
      <style:table-column-properties fo:break-before="auto" style:column-width="1.7909in"/>
    </style:style>
    <style:style style:name="co16" style:family="table-column">
      <style:table-column-properties fo:break-before="auto" style:column-width="1.83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4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37474f" style:text-outline="false" style:text-line-through-style="none" style:text-line-through-type="none" style:font-name="Roboto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 Mono1" style:font-size-asian="11pt" style:language-asian="ru" style:country-asian="RU" style:font-style-asian="normal" style:font-weight-asian="normal" style:font-name-complex="Roboto Mono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OURSE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icon_url</text:p>
          </table:table-cell>
          <table:table-cell table:style-name="ce2" office:value-type="string" calcext:value-type="string">
            <text:p>is_auto_course_enroll</text:p>
          </table:table-cell>
          <table:table-cell table:style-name="ce2" office:value-type="string" calcext:value-type="string">
            <text:p>is_demo_enrol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урс 1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number-columns-repeated="2"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урс 2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number-columns-repeated="2"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урс 3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number-columns-repeated="2"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урс 4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number-columns-repeated="2"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Курс 5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number-columns-repeated="2"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Курс 6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style-name="ce4" office:value-type="date" office:date-value="2024-08-16T06:00:00" calcext:value-type="date">
            <text:p>2024-08-16 06:00: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Курс 7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style-name="ce4" office:value-type="date" office:date-value="2024-08-16T06:00:00" calcext:value-type="date">
            <text:p>2024-08-16 06:00: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урс 8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style-name="ce4" office:value-type="date" office:date-value="2024-08-16T06:00:00" calcext:value-type="date">
            <text:p>2024-08-16 06:00: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Курс 9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style-name="ce4" office:value-type="date" office:date-value="2024-08-16T06:00:00" calcext:value-type="date">
            <text:p>2024-08-16 06:00: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Курс 10</text:p>
          </table:table-cell>
          <table:table-cell table:number-columns-repeated="2" office:value-type="date" office:date-value="2024-08-16" calcext:value-type="date">
            <text:p>2024-08-16 00:00:00</text:p>
          </table:table-cell>
          <table:table-cell table:style-name="ce4" office:value-type="date" office:date-value="2024-08-16T06:00:00" calcext:value-type="date">
            <text:p>2024-08-16 06:00:00</text:p>
          </table:table-cell>
          <table:table-cell/>
          <table:table-cell table:number-columns-repeated="2" office:value-type="boolean" office:boolean-value="false" calcext:value-type="boolean">
            <text:p>FALSE</text:p>
          </table:table-cell>
        </table:table-row>
      </table:table>
      <table:table table:name="STREAM" table:style-name="ta1">
        <table:table-column table:style-name="co1" table:number-columns-repeated="2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default-cell-style-name="Default"/>
        <table:table-column table:style-name="co1" table:default-cell-style-name="ce3"/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ourse_id</text:p>
          </table:table-cell>
          <table:table-cell table:style-name="Default" office:value-type="string" calcext:value-type="string">
            <text:p>start_at</text:p>
          </table:table-cell>
          <table:table-cell table:style-name="Default" office:value-type="string" calcext:value-type="string">
            <text:p>end_at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  <table:table-cell office:value-type="string" calcext:value-type="string">
            <text:p>deleted_at</text:p>
          </table:table-cell>
          <table:table-cell table:style-name="Default" office:value-type="string" calcext:value-type="string">
            <text:p>is_op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omework_deadline_day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История 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История 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История 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История 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География 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География 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География 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География 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Русский язык 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date" office:date-value="2024-08-16" calcext:value-type="date">
            <text:p>2024-08-16 00:00:00</text:p>
          </table:table-cell>
          <table:table-cell office:value-type="date" office:date-value="2024-08-23T06:00:00" calcext:value-type="date">
            <text:p>2024-08-23 06:00:00</text:p>
          </table:table-cell>
          <table:table-cell table:number-columns-repeated="2" office:value-type="date" office:date-value="2024-08-16T08:00:00" calcext:value-type="date">
            <text:p>2024-08-16 08:00: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Русский язык 2</text:p>
          </table:table-cell>
          <table:table-cell office:value-type="float" office:value="7" calcext:value-type="float">
            <text:p>7</text:p>
          </table:table-cell>
        </table:table-row>
      </table:table>
      <table:table table:name="STREAM_MODULE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eam_id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  <table:table-cell office:value-type="string" calcext:value-type="string">
            <text:p>order_in_stream</text:p>
          </table:table-cell>
          <table:table-cell office:value-type="string" calcext:value-type="string">
            <text:p>deleted_at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Вводный курс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бучение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замен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водный курс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учение часть 1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учение часть 2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кзамен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водный курс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бучение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кзамен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Вводный курс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Обучение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кзамен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водный курс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бучение часть 1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бучение часть 2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кзамен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Вводный курс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Обучение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Экзамен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водный курс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Обучение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Экзамен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водный курс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бучение часть 1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Обучение часть 2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Экзамен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Вводный курс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Обучение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Экзамен</text:p>
          </table:table-cell>
          <table:table-cell table:number-columns-repeated="2" office:value-type="date" office:date-value="2024-08-17T10:00:00" calcext:value-type="date">
            <text:p>2024-08-17 10:00:00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STREAM_MODULE_LESSON" table:style-name="ta1"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4"/>
        <table:table-column table:style-name="co16" table:default-cell-style-name="ce4"/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start_at</text:p>
          </table:table-cell>
          <table:table-cell table:style-name="Default" office:value-type="string" calcext:value-type="string">
            <text:p>end_at</text:p>
          </table:table-cell>
          <table:table-cell office:value-type="string" calcext:value-type="string">
            <text:p>homework_url</text:p>
          </table:table-cell>
          <table:table-cell office:value-type="string" calcext:value-type="string">
            <text:p>teacher_id</text:p>
          </table:table-cell>
          <table:table-cell office:value-type="string" calcext:value-type="string">
            <text:p>stream_module_id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online_lesson_join_url</text:p>
          </table:table-cell>
          <table:table-cell office:value-type="string" calcext:value-type="string">
            <text:p>online_lesson_recording_ur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Урок 1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Урок 2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Урок 3</text:p>
          </table:table-cell>
          <table:table-cell/>
          <table:table-cell office:value-type="date" office:date-value="2024-08-18T10:00:00" calcext:value-type="date">
            <text:p>2024-08-18 10:00:00</text:p>
          </table:table-cell>
          <table:table-cell office:value-type="date" office:date-value="2024-08-18T11:00:00" calcext:value-type="date">
            <text:p>2024-08-18 11:00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Mono" svg:font-family="'Roboto Mono'" style:font-family-generic="roman" style:font-pitch="variable"/>
    <style:font-face style:name="Roboto Mono1" svg:font-family="'Roboto Mono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15:24.887024222</meta:creation-date>
    <dc:date>2024-08-18T23:45:19.401079098</dc:date>
    <meta:editing-duration>PT3H39M43S</meta:editing-duration>
    <meta:editing-cycles>14</meta:editing-cycles>
    <meta:generator>LibreOffice/7.4.7.2$Linux_X86_64 LibreOffice_project/40$Build-2</meta:generator>
    <meta:document-statistic meta:table-count="4" meta:cell-count="596" meta:object-count="0"/>
  </office:meta>
</office:document-meta>
</file>